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GB"/>
    </style:style>
    <style:style style:name="P2" style:family="paragraph" style:parent-style-name="Heading_20_1" style:master-page-name="Standard">
      <style:paragraph-properties style:page-number="auto"/>
      <style:text-properties fo:language="en" fo:country="GB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text-properties fo:color="#000000" style:font-name="Arial" fo:font-size="10pt" fo:language="en" fo:country="GB" style:font-size-asian="10pt" style:font-name-complex="Arial" style:font-size-complex="10pt"/>
    </style:style>
    <style:style style:name="P5" style:family="paragraph" style:parent-style-name="Standard">
      <style:text-properties fo:color="#000000" style:font-name="Courier" fo:font-size="10pt" fo:language="en" fo:country="GB" style:font-size-asian="10pt" style:font-size-complex="10pt"/>
    </style:style>
    <style:style style:name="P6" style:family="paragraph" style:parent-style-name="Standard">
      <style:paragraph-properties style:line-height-at-least="0.423cm" style:text-autospace="none"/>
      <style:text-properties fo:color="#000000" style:font-name="Courier" fo:font-size="10pt" fo:language="en" fo:country="GB" style:font-size-asian="10pt" style:font-size-complex="10pt"/>
    </style:style>
    <style:style style:name="P7" style:family="paragraph" style:parent-style-name="Standard">
      <style:paragraph-properties fo:margin-left="1.27cm" fo:margin-right="0cm" fo:text-indent="0cm" style:auto-text-indent="false">
        <style:tab-stops>
          <style:tab-stop style:position="1.524cm"/>
        </style:tab-stops>
      </style:paragraph-properties>
    </style:style>
    <style:style style:name="P8" style:family="paragraph" style:parent-style-name="Standard">
      <style:paragraph-properties fo:margin-left="1.27cm" fo:margin-right="0cm" fo:text-indent="0cm" style:auto-text-indent="false">
        <style:tab-stops>
          <style:tab-stop style:position="1.524cm"/>
        </style:tab-stops>
      </style:paragraph-properties>
      <style:text-properties fo:language="en" fo:country="GB"/>
    </style:style>
    <style:style style:name="P9" style:family="paragraph" style:parent-style-name="Normal_20__28_Web_29_">
      <style:text-properties fo:language="en" fo:country="GB"/>
    </style:style>
    <style:style style:name="P10" style:family="paragraph" style:parent-style-name="Heading_20_2"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LOCAL ENVIRONMENT AND SCOPES IN OBJECT REXX</text:h>
      <text:p text:style-name="P3"/>
      <text:p text:style-name="Standard"><text:span text:style-name="T1">A "must read" : </text:span><text:a xlink:type="simple" xlink:href="http://oorexx.wiki.sourceforge.net/space/showimage/LocalEnvironmentAndScopesInObjectRexx.pdf"><text:span text:style-name="Internet_20_link"><text:span text:style-name="T1">http://oorexx.wiki.sourceforge.net/space/showimage/LocalEnvironmentAndScopesInObjectRexx.pdf</text:span></text:span></text:a></text:p>
      <text:p text:style-name="P3"> </text:p>
      <text:p text:style-name="P3">rexxpg 6.4 Environment symbol</text:p>
      <text:p text:style-name="P3"> </text:p>
      <text:p text:style-name="P3">rexxref <text:s/>5.1.4.2 </text:p>
      <text:p text:style-name="P3">.Method~new(name, source [,context])</text:p>
      <text:p text:style-name="Standard"><text:span text:style-name="T1">w</text:span><text:span text:style-name="T1">here context can be :</text:span></text:p>
      <text:p text:style-name="P3">a Method</text:p>
      <text:p text:style-name="P3">a Routine</text:p>
      <text:p text:style-name="P3">a Package</text:p>
      <text:p text:style-name="P3">"PROGRAMSCOPE"</text:p>
      <text:p text:style-name="P3"> </text:p>
      <text:p text:style-name="P3">.Method~loadExternalMethod("homeAddress=", "LIBRARY mylib setHomeAddress")</text:p>
      <text:p text:style-name="Standard"><text:span text:style-name="T1">  </text:span></text:p>
      <text:h text:style-name="P1" text:outline-level="1">Object Rexx questions</text:h>
      <text:p text:style-name="Standard"><text:a xlink:type="simple" xlink:href="http://groups.google.com/group/comp.lang.rexx/browse_thread/thread/87f0a5e6879f3e53/7ec5f8f3277e4f1a?lnk=gst&amp;q=expose#7ec5f8f3277e4f1a"><text:span text:style-name="Internet_20_link"><text:span text:style-name="T1">http://groups.google.com/group/comp.lang.rexx/browse_thread/thread/87f0a5e6879f3e53/7ec5f8f3277e4f1a?lnk=gst&amp;q=expose#7ec5f8f3277e4f1a</text:span></text:span></text:a></text:p>
      <text:p text:style-name="P3"/>
      <text:p text:style-name="P3">De : bmcgi...@ibm.net (Barney McGill)</text:p>
      <text:p text:style-name="P3">Date : 1999/07/06</text:p>
      <text:p text:style-name="P3">Objet : Object Rexx questions</text:p>
      <text:p text:style-name="P3"/>
      <text:p text:style-name="P3">I have two questions concerning Object Rexx</text:p>
      <text:p text:style-name="P3"/>
      <text:p text:style-name="P3">1. <text:s/>When and why do you use expose in methods to 'declare' object</text:p>
      <text:p text:style-name="P3">pool variable(s), versus declaring a variable as an attribute private</text:p>
      <text:p text:style-name="P3">for the class and using self within methods to gain access to the</text:p>
      <text:p text:style-name="P3">class pool</text:p>
      <text:p text:style-name="P3">variables? <text:s/>Which technique is better to use, the explicit declaring</text:p>
      <text:p text:style-name="P3">of the attribute, or as I preceive it, the implicit declaration of</text:p>
      <text:p text:style-name="P3">a private attribute using expose in a method.</text:p>
      <text:p text:style-name="P3"/>
      <text:p text:style-name="P3">example</text:p>
      <text:p text:style-name="P3"/>
      <text:p text:style-name="P3">::class aClass</text:p>
      <text:p text:style-name="P3"/>
      <text:p text:style-name="P3">::method anAttribute attribute private</text:p>
      <text:p text:style-name="P3"/>
      <text:p text:style-name="P3">::mehtod aMethod</text:p>
      <text:p text:style-name="P3"><text:s text:c="8"/>self~anAttribute = something</text:p>
      <text:p text:style-name="P3"/>
      <text:p text:style-name="P3">versus</text:p>
      <text:p text:style-name="P3"/>
      <text:p text:style-name="P3">::class aClass</text:p>
      <text:p text:style-name="P3"/>
      <text:p text:style-name="P3">::method aMethod</text:p>
      <text:p text:style-name="P3">expose aVariable</text:p>
      <text:p text:style-name="P3"/>
      <text:p text:style-name="P3"><text:s/>aVariable = something</text:p>
      <text:p text:style-name="P3"/>
      <text:p text:style-name="P3">2. <text:s/>Is there an Object Rexx directory/site of classes that's</text:p>
      <text:p text:style-name="P3">available?</text:p>
      <text:p text:style-name="P3">Hobbes has a very, very limited Object Rexx directory, so that</text:p>
      <text:p text:style-name="P3">isn't apparently a good one.</text:p>
      <text:p text:style-name="P3"/>
      <text:p text:style-name="P3">TIA, Barney</text:p>
      <text:p text:style-name="P3"/>
      <text:p text:style-name="P3"/>
      <text:p text:style-name="P3">De : "Rony G. Flatscher" &lt;Rony.Flatsc...@wu-wien.ac.at.NO_SPAM&gt;</text:p>
      <text:p text:style-name="Standard">Date : 1999/07/07</text:p>
      <text:p text:style-name="Standard">Objet : Re: Object Rexx questions</text:p>
      <text:p text:style-name="Standard">Répondre à l'auteur | Transférer | Imprimer | Message individuel | Afficher l'original | Signaler ce message | Rechercher les messages de cet auteur</text:p>
      <text:p text:style-name="P3"><text:soft-page-break/>Barney:</text:p>
      <text:p text:style-name="P3"/>
      <text:p text:style-name="P3">On Tue, 06 Jul 1999 08:06:10 GMT, Barney McGill wrote:</text:p>
      <text:p text:style-name="P3">&gt;I have two questions concerning Object Rexx</text:p>
      <text:p text:style-name="P3"/>
      <text:p text:style-name="P3">&gt;1. <text:s/>When and why do you use expose in methods to 'declare' object</text:p>
      <text:p text:style-name="P3">&gt;pool variable(s), versus declaring a variable as an attribute private</text:p>
      <text:p text:style-name="P3">&gt;for the class and using self within methods to gain access to the</text:p>
      <text:p text:style-name="P3">&gt;class pool variables? <text:s/>Which technique is better to use, the explicit declaring</text:p>
      <text:p text:style-name="P3">&gt;of the attribute, or as I preceive it, the implicit declaration of</text:p>
      <text:p text:style-name="P3">&gt;a private attribute using expose in a method.</text:p>
      <text:p text:style-name="P3"/>
      <text:p text:style-name="P3">The base question seems to be "what is better, declaring access to</text:p>
      <text:p text:style-name="P3">attributes via expose, or having an attribute-method doing/accessing</text:p>
      <text:p text:style-name="P3">it".</text:p>
      <text:p text:style-name="P3"/>
      <text:p text:style-name="P3">ad 1) it depends. ;)</text:p>
      <text:p text:style-name="P3"><text:s text:c="6"/>If you are accessing the attribute only within the methods at</text:p>
      <text:p text:style-name="P3"><text:s text:c="6"/>the same class' scope, then you may merely use the "expose anAttribute"</text:p>
      <text:p text:style-name="P3"><text:s text:c="6"/>technique, i.e. declaring access to the attribute right at the</text:p>
      <text:p text:style-name="P3"><text:s text:c="6"/>beginning of the method.</text:p>
      <text:p text:style-name="P3"/>
      <text:p text:style-name="P3"><text:s text:c="6"/>If you want to be able to access/set the attribute value via methods,</text:p>
      <text:p text:style-name="P3"><text:s text:c="6"/>then the declaration of an attribute method is appropriate.</text:p>
      <text:p text:style-name="P3"/>
      <text:p text:style-name="P3"><text:s text:c="6"/>The decision depends on you resp. the problem you want to solve.</text:p>
      <text:p text:style-name="P3"/>
      <text:p text:style-name="P3">ad 2) It seems that by declaring your attribute method to be "private",</text:p>
      <text:p text:style-name="P3"><text:s text:c="6"/>you want to inhibit access to that attribute from the outside</text:p>
      <text:p text:style-name="P3"><text:s text:c="6"/>of the object. (This is because a private method can only be</text:p>
      <text:p text:style-name="P3"><text:s text:c="6"/>invoked by sending the message by the name of the method to the</text:p>
      <text:p text:style-name="P3"><text:s text:c="6"/>special variable "self", which is only available from within</text:p>
      <text:p text:style-name="P3"><text:s text:c="6"/>methods.)</text:p>
      <text:p text:style-name="P3"/>
      <text:p text:style-name="P3"><text:s text:c="6"/>If you really want to get *total* control of accessing attribute</text:p>
      <text:p text:style-name="P3"><text:s text:c="6"/>methods you could add the keyword "protected" and run the</text:p>
      <text:p text:style-name="P3"><text:s text:c="6"/>program under your own security policy which you can implement</text:p>
      <text:p text:style-name="P3"><text:s text:c="6"/>using Object Rexx' built-in and comprehensive security manager.</text:p>
      <text:p text:style-name="P3"/>
      <text:p text:style-name="P3">Basically, using attribute methods allows you to access the attributes</text:p>
      <text:p text:style-name="P3">from any program and from any scope.</text:p>
      <text:p text:style-name="P3"/>
      <text:p text:style-name="P3">Using the keyword "private" allows access to the method from the scope</text:p>
      <text:p text:style-name="P3">of the class or all of its subclasses.</text:p>
      <text:p text:style-name="P3"/>
      <text:p text:style-name="P3">The overhead seems to be negligible (it's probably one to two messages</text:p>
      <text:p text:style-name="P3">more per attribute-access/assignment) in the average case.</text:p>
      <text:p text:style-name="P3"/>
      <text:p text:style-name="P3">&gt;example</text:p>
      <text:p text:style-name="P3"/>
      <text:p text:style-name="P3"><text:soft-page-break/>&gt;::class aClass</text:p>
      <text:p text:style-name="P3"/>
      <text:p text:style-name="P3">&gt;::method anAttribute attribute private</text:p>
      <text:p text:style-name="P3"/>
      <text:p text:style-name="P3">If you define an attribute method as above, the interpreter will resolve</text:p>
      <text:p text:style-name="P3">this method directive by creating two methods, one to store a value in</text:p>
      <text:p text:style-name="P3">the attribute pool (the method name gets an equal "=" sign appended) and</text:p>
      <text:p text:style-name="P3">one for retrieving it. Hence the following *two* methods will get created</text:p>
      <text:p text:style-name="P3">by your "::method anAttribute attribute private"-directive:</text:p>
      <text:p text:style-name="P3"/>
      <text:p text:style-name="P3"><text:s text:c="4"/>::method "anAttribute=" private /* assignment method for attribute "anAttribute" */</text:p>
      <text:p text:style-name="P3"><text:s text:c="6"/>expose anAttribute <text:s text:c="11"/>/* declare access to this attribute <text:s text:c="13"/>*/</text:p>
      <text:p text:style-name="P3"><text:s text:c="6"/>use arg anAttribute <text:s text:c="10"/>/* assign argument to attribute <text:s text:c="17"/>*/</text:p>
      <text:p text:style-name="P3"/>
      <text:p text:style-name="P3"><text:s text:c="4"/>::method "anAttribute" private <text:s/>/* access method for attribute "anAttribute" <text:s text:c="4"/>*/</text:p>
      <text:p text:style-name="P3"><text:s text:c="6"/>expose anAttribute <text:s text:c="11"/>/* declare access to this attribute <text:s text:c="13"/>*/</text:p>
      <text:p text:style-name="P3"><text:s text:c="6"/>return anAttribute <text:s text:c="11"/>/* return the value stored with the attribute <text:s text:c="3"/>*/</text:p>
      <text:p text:style-name="P3"/>
      <text:p text:style-name="P3">With other words, you could *always* implement the above two methods by</text:p>
      <text:p text:style-name="P3">hand, instead of using the attribute-method-directive.</text:p>
      <text:p text:style-name="P3"/>
      <text:p text:style-name="P3">&gt;::mehtod aMethod</text:p>
      <text:p text:style-name="P3">&gt; <text:s text:c="3"/>self~anAttribute = something</text:p>
      <text:p text:style-name="P3"/>
      <text:p text:style-name="P3">&gt;versus</text:p>
      <text:p text:style-name="P3"/>
      <text:p text:style-name="P3">&gt;::class aClass</text:p>
      <text:p text:style-name="P3"/>
      <text:p text:style-name="P3">&gt;::method aMethod</text:p>
      <text:p text:style-name="P3">&gt;expose aVariable</text:p>
      <text:p text:style-name="P3"/>
      <text:p text:style-name="P3">&gt; aVariable = something</text:p>
      <text:p text:style-name="P3">&gt;2. <text:s/>Is there an Object Rexx directory/site of classes that's</text:p>
      <text:p text:style-name="P3">&gt;available?</text:p>
      <text:p text:style-name="P3">&gt;Hobbes has a very, very limited Object Rexx directory, so that</text:p>
      <text:p text:style-name="P3">&gt;isn't apparently a good one.</text:p>
      <text:p text:style-name="P3"/>
      <text:p text:style-name="P3">You should at least look-up those archives! (E.g. OO-framework for</text:p>
      <text:p text:style-name="P3">accessing *any* relational database using Mark Hessling's great</text:p>
      <text:p text:style-name="P3">RexxSQL-package, sorting-routines, various utility classes and</text:p>
      <text:p text:style-name="P3">utility routines, including a utility to analyze Object Rexx</text:p>
      <text:p text:style-name="P3">programs and have the results formatted to HTML or ASCII, etc.</text:p>
      <text:p text:style-name="P3">Even articles introducing/explaining basic features of Object</text:p>
      <text:p text:style-name="P3">Rexx.)</text:p>
      <text:p text:style-name="P3"/>
      <text:p text:style-name="P3">---</text:p>
      <text:p text:style-name="P3"/>
      <text:p text:style-name="P3">Of course, you may start out with IBM's site, they have Object Rexx</text:p>
      <text:p text:style-name="P3">modules ready to go for socket-programming, CGI- and HTML-programming</text:p>
      <text:p text:style-name="P3">and more.</text:p>
      <text:p text:style-name="P3"><text:soft-page-break/></text:p>
      <text:p text:style-name="P3">Start out with:</text:p>
      <text:p text:style-name="P3"/>
      <text:p text:style-name="P3"><text:s text:c="3"/>http://www2.hursley.ibm.com/orexx/</text:p>
      <text:p text:style-name="P3"/>
      <text:p text:style-name="P3">or the newer WWW-site at:</text:p>
      <text:p text:style-name="P3"/>
      <text:p text:style-name="P3"><text:s text:c="3"/>http://www.software.ibm.com/ad/obj-rexx/</text:p>
      <text:p text:style-name="P3"/>
      <text:p text:style-name="P3">Also, you may want to go after the "15,188 Links on Objects &amp; Components"</text:p>
      <text:p text:style-name="P3">WWW-pages, e.g. starting with the one I use, as the server is closeby:</text:p>
      <text:p text:style-name="P3"/>
      <text:p text:style-name="P3"><text:s text:c="3"/>http://www.infosys.tuwien.ac.at/cetus/software.html</text:p>
      <text:p text:style-name="P3"/>
      <text:p text:style-name="P3">which has a great deal of links to Rexx *and* Object Rexx stuff.</text:p>
      <text:p text:style-name="P3"/>
      <text:p text:style-name="Standard">Hope that helps,</text:p>
      <text:p text:style-name="Standard"/>
      <text:p text:style-name="Standard">---rony </text:p>
      <text:h text:style-name="P1" text:outline-level="1">Replacing something called ".public_routines"</text:h>
      <text:h text:style-name="P10" text:outline-level="2">Rick</text:h>
      <text:p text:style-name="P3">Currently, I'm redoing all of the code that manages ::REQUIRES processing so<text:line-break/>that multiple programs/packages that have a ::REQUIRES for the same file<text:line-break/>will use a shared reference to the package rather than each reference<text:line-break/>loading a new copy of the package. This will be particularly important for<text:line-break/>programs that use ISA method checks, since class instances loaded as the<text:line-break/>result of multiple ::REQUIRES loads are not interchangeable for an ISA test<text:line-break/>because they are different instances derived from the same class<text:line-break/>definition.<text:line-break/><text:line-break/>Anyway,, that's what I'm working on, and I'm fairly well along with that bit<text:line-break/>of work. However, I've run into a couple of private hacks (I can't think of<text:line-break/>any other word for them) that are implemented in the current code base that<text:line-break/>pose some potential compatibility problems. I'd really like to replace<text:line-break/>these with something that's a little better defined and is not a facility<text:line-break/>implemented just for the interpreter itself. Both of these hacks are<text:line-break/>currently only used by the oodialog code (I believe).<text:line-break/><text:line-break/>The first of these hacks, the .STATIC_REQUIRES environment entry is a<text:line-break/>strange reversal of the ::REQUIRES cache I'm putting in. The OODIALOG.CLSand<text:line-break/>OOPLAIN.CLS files register all of their contained classes in the<text:line-break/>.environment directory, then put an entry in the .STATIC_REQUIRES directory<text:line-break/>indicating that this REQUIRES file should never be loaded again. This<text:line-break/>largely becomes necessary once the ::REQUIRES cache is completed. I'm<text:line-break/>just going to remove that bit. I'll come back to oodialog publishing the<text:line-break/>classes as .environment symbols in a bit.<text:line-break/><text:line-break/>The other hack is a directory called .PUBLIC_ROUTINES. This is used by the<text:line-break/>OODPLAIN.CLS file to publish a bunch of unattached methods as function (aka<text:line-break/>::ROUTINEs) by poking them into this unpublished directory. This is<text:line-break/>essentially accomplishing the same thing as poking class objects into<text:line-break/>.environment. In addition to this being an undocumented backdoor, I'm also<text:line-break/>not very fond of the fact that code code as ::METHOD is getting handled like<text:line-break/>a ::ROUTINE. Currently, this works and things are equivalent, but there's<text:line-break/>no guarantee that this will always be the case. The entries published into<text:line-break/>.PUBLIC_ROUTINES are processed in an early stage the external function<text:line-break/>search order. This one I can't really remove yet without defining a<text:line-break/>suitable replacement.<text:line-break/><text:line-break/>Both the "publish a class into .environment" and "publish a function into<text:line-break/>.PUBLIC_ROUTINES" acts are essentially defining something with a global<text:line-break/>scope for every ooRexx program...even those that don't include the oodialog<text:line-break/>class files. There a lots of reasons why it is generally bad practice to do<text:line-break/>this manually, the biggest being potential name collisions between packages<text:line-break/>attempting to do this. Explicitly requesting access via a ::requires<text:line-break/>package allows this to managed within a source file context. Different<text:line-break/>source files can access different packages without cross-package conflicts.<text:line-break/><text:soft-page-break/><text:line-break/>One approach would be say that oodialog should not be doing that. The<text:line-break/>classes and routines should just be defined as public and programs wishing<text:line-break/>to use these facilities must explicitly require the oodialog classes. I<text:line-break/>suspect there will be programs broken by this requirement.<text:line-break/><text:line-break/>Another approach is to make this sort of approach more official and manage<text:line-break/>it internally rather than the ad hoc manner used by the oodialog code. The<text:line-break/>cleanest mechanism would likely be a "super public" keyword on ::CLASS and<text:line-break/>::ROUTINE that inserts these into a more global scope. This would be fairly<text:line-break/>easy to do....the hardest part is coming up with the name of the keyword<text:line-break/>(GLOBAL? Not sure I like that one. I welcome other suggestions for this).<text:line-break/><text:line-break/><text:line-break/>So, the floor's open for debate. I welcome discussion about this (or<text:line-break/>questions on what the hell I'm talking about if I've not made myself clear</text:p>
      <text:p text:style-name="P3"> </text:p>
      <text:h text:style-name="P10" text:outline-level="2">René Jansen</text:h>
      <text:p text:style-name="Standard"><text:a xlink:type="simple" xlink:href="http://sourceforge.net/mailarchive/message.php?msg_name=244E7EF3-8184-4C15-BF2C-8365284D0B2C%40xs4all.nl"><text:span text:style-name="Internet_20_link"><text:span text:style-name="T2">Re: [Oorexx-devel] Replacing something called ".public_routines"</text:span></text:span></text:a></text:p>
      <text:p text:style-name="P3"/>
      <text:p text:style-name="Standard"><text:span text:style-name="T1">I think the cleanest way is the best - cleanest in the sense that <text:line-break/>there need to be no unnecessary exceptions to rules. I did not know <text:line-break/>about .STATIC_REQUIRES and even less about .PUBLIC_ROUTINES. I will <text:line-break/>probably never need them. If oodialog depends on them it must be doing <text:line-break/>something wrong - I can say this easily because I do not use it. <text:line-break/>Still, when the usage of these constructs is limited to oodialog, I <text:line-break/>would vote to adapt it into not needing them. The notion of "super <text:line-break/>public" does not seem to be very useful, and not having it will do <text:line-break/>away with potential name clashes. I think that as long as the removal <text:line-break/>of these coincides with a level of oodialog that runs with it, there <text:line-break/>would be no problem.<text:line-break/><text:line-break/>The :REQUIRES cache seems to be very sensible both from a performance <text:line-break/>and also from an class identity point of view.<text:line-break/><text:line-break/>I would want to make one remark about a "super public" construct - if <text:line-break/>it brings back something that some of the OS/2 users did expect from <text:line-break/>ooRexx, it might not be that useless - but why then not implement it <text:line-break/>like it was in those days.<text:line-break/><text:line-break/></text:span>anyway, my 2 eurocents.<text:line-break/><text:line-break/>best regards,<text:line-break/><text:line-break/>Rene.</text:p>
      <text:p text:style-name="P7"/>
      <text:h text:style-name="Heading_20_2" text:outline-level="2"><text:span text:style-name="T1"> </text:span><text:span text:style-name="T1">Rick</text:span></text:h>
      <text:p text:style-name="Standard"><text:span text:style-name="T1"> </text:span><text:a xlink:type="simple" xlink:href="http://sourceforge.net/mailarchive/message.php?msg_name=33bd05330802041446p2b844588k6e3dee1e4e85e498%40mail.gmail.com"><text:span text:style-name="Internet_20_link"><text:span text:style-name="T2">Re: [Oorexx-devel] Replacing something called ".public_routines"</text:span></text:span></text:a></text:p>
      <text:p text:style-name="P3"><text:soft-page-break/></text:p>
      <text:p text:style-name="Standard"><text:span text:style-name="T1">I agree with almost everything you are saying here. oodialog should have<text:line-break/>never have been designed in such a way that it was dependent on these<text:line-break/>features. Unfortunately, that dependency results in a behavior that allows<text:line-break/>the various functions included within oodialog to be accessed by code that<text:line-break/>has never used a ::requires for the oodialog code. Not providing a<text:line-break/>replacement mechanism to allow publication of functions such as this at a<text:line-break/>global scope likely means a lot of broken programs. The existing mechanism<text:line-break/>must go, but I believe we still need to support some replacement mechanism<text:line-break/>that achieves the same sort of effect as the original hack.<text:line-break/><text:line-break/></text:span>Rick</text:p>
      <text:p text:style-name="P7"/>
      <text:h text:style-name="P10" text:outline-level="2">Sahananda (Jon)</text:h>
      <text:p text:style-name="Standard"><text:span text:style-name="T1"> </text:span><text:a xlink:type="simple" xlink:href="http://sourceforge.net/mailarchive/message.php?msg_name=316d92b20802042110y5fa56051g4f1c1819e3c17872%40mail.gmail.com"><text:span text:style-name="Internet_20_link"><text:span text:style-name="T2">Re: [Oorexx-devel] Replacing something called ".public_routines"</text:span></text:span></text:a></text:p>
      <text:p text:style-name="P3"/>
      <text:p text:style-name="P3">Hi Rick,<text:line-break/><text:line-break/>I'm a bit out of my depth here, but I think things may not be as bad as they<text:line-break/>seem.<text:line-break/><text:line-break/>If I run rexxtry, without calling any of the ooDialog classes, then both the<text:line-break/>.static_requires &amp; .public_routines directories exist, but they are not<text:line-break/>populated.<text:line-break/><text:line-break/>Looking at the ooDIalog Manual, one cannot use the public_routines without a<text:line-break/>requires for an ooDialog class and one cannot use the external functions<text:line-break/>without either registering them or initialising an ooDialog dialog. This<text:line-break/>suggests to me that far fewer programs will be broken.<text:line-break/><text:line-break/>As a coder, I have to say that functions like infoMessage, errorMessage are<text:line-break/>very handy, and much easier to use than the generic RxMessagebox. Maybe they<text:line-break/>could be provided as standard rexx functions?<text:line-break/><text:line-break/>Jon</text:p>
      <text:p text:style-name="P8"/>
      <text:h text:style-name="Heading_20_2" text:outline-level="2"><text:span text:style-name="T1"> </text:span><text:span text:style-name="T1">Moritz Hoffmann</text:span></text:h>
      <text:p text:style-name="Standard"><text:span text:style-name="T1"> </text:span><text:a xlink:type="simple" xlink:href="http://sourceforge.net/mailarchive/message.php?msg_name=4a514c440802050045p9d3a058s23f183c47ca690c1%40mail.gmail.com"><text:span text:style-name="Internet_20_link"><text:span text:style-name="T2">Re: [Oorexx-devel] Replacing something called ".public_routines"</text:span></text:span></text:a></text:p>
      <text:p text:style-name="P3"/>
      <text:p text:style-name="P3">&gt; Currently, I'm redoing all of the code that manages ::REQUIRES processing so<text:line-break/>&gt; that multiple programs/packages that have a ::REQUIRES for the same file<text:line-break/>&gt; will use a shared reference to the package rather than each reference<text:line-break/>&gt; loading a new copy of the package. This will be particularly important for<text:line-break/>&gt; programs that use ISA method checks, since class instances loaded as the<text:line-break/>&gt; result of multiple ::REQUIRES loads are not interchangeable for an ISA test<text:line-break/>&gt; because they are different instances derived from the same class definition.<text:line-break/><text:line-break/>I totally agree that this is an issue we need to address. The fact<text:line-break/><text:soft-page-break/>that there can exist multiple class objects that do not compare equal<text:line-break/>can cause a lot of frustration, and it's very hard to debug, too.<text:line-break/>Thus, there would be some sort of class caching mechanism needed.<text:line-break/><text:line-break/>But I wonder about one thing: Why does this need to be done in C?<text:line-break/>Wouldn't it be possible to add rexx code to handle the caching and<text:line-break/>resolution of classes? From my point of view it is possible with the<text:line-break/>current rexx interpreter to solve this problem in rexx only, by<text:line-break/>interrupting the calls to ::REQUIRES. This is possible by installing a<text:line-break/>security manager handling the ::REQUIRES directive itself. The code,<text:line-break/>written in rexx, could do all the caching, maybe for the price of<text:line-break/>slower class loading, but that's a one time event that will not add<text:line-break/>much to the total run time of an application.<text:line-break/><text:line-break/>&gt; Another approach is to make this sort of approach more official and manage<text:line-break/>&gt; it internally rather than the ad hoc manner used by the oodialog code. The<text:line-break/>&gt; cleanest mechanism would likely be a "super public" keyword on ::CLASS and<text:line-break/>&gt; ::ROUTINE that inserts these into a more global scope. This would be fairly<text:line-break/>&gt; easy to do....the hardest part is coming up with the name of the keyword<text:line-break/>&gt; (GLOBAL? Not sure I like that one. I welcome other suggestions for this).<text:line-break/><text:line-break/>I really don't like the idea of something being more public than<text:line-break/>public. A client should either define what classes are needed (Like in<text:line-break/>most other programming languages, c, java for example) or it should<text:line-break/>require a file and import all public elements.<text:line-break/>Using a global keyword would mean that a class definition is pushed<text:line-break/>into a scope where it may not be needed (or even worse, where classes<text:line-break/>conflict with other classes).<text:line-break/><text:line-break/>The problem I see here is that ooRexx's class base is growing<text:line-break/>constantly. The more classes are there the higher the possibility of<text:line-break/>conflicts will be. Thus another medium to separate classes would be<text:line-break/>needed. Some languages call it name spaces, I personally think that<text:line-break/>rexx needs them as well in the long run. So why not start thinking<text:line-break/>about them now? Name spaces would solve most problems, the global<text:line-break/>class space would be limited to the core classes again and all other<text:line-break/>classes would be in their own name space.<text:line-break/>The biggest problem I see here is that it may be hard to keep<text:line-break/>compatibility with the current architecture - but that could be solved<text:line-break/>by some default namespace...<text:line-break/>Ok, just a thought...<text:line-break/><text:line-break/>&gt;<text:line-break/>&gt; So, the floor's open for debate. I welcome discussion about this (or<text:line-break/>&gt; questions on what the hell I'm talking about if I've not made myself clear<text:line-break/>&gt; enough).<text:line-break/><text:line-break/>At least it's the first time these ways of publishing classes are mentioned :-)<text:line-break/><text:line-break/>PS: I avoid the problem this way:<text:line-break/><text:soft-page-break/>/* file somefile.rex */<text:line-break/>if .local["MYCLASS"] = .nil then .local["MYCLASS"] = .MyClass<text:line-break/><text:line-break/>::CLASS MyClass -- NOT public!<text:line-break/>...<text:line-break/>-- <text:line-break/>Moritz Hoffmann;<text:line-break/>http://antiguru.de/ </text:p>
      <text:p text:style-name="P8"/>
      <text:h text:style-name="P10" text:outline-level="2">Gil Barmwater</text:h>
      <text:p text:style-name="Standard"><text:a xlink:type="simple" xlink:href="http://sourceforge.net/mailarchive/message.php?msg_name=47AC90C2.9070001%40bellsouth.net"><text:span text:style-name="Internet_20_link"><text:span text:style-name="T2">Re: [Oorexx-devel] Replacing something called ".public_routines"</text:span></text:span></text:a></text:p>
      <text:p text:style-name="P3"/>
      <text:p text:style-name="Standard"><text:span text:style-name="T1">David Ashley wrote:<text:line-break/>&gt;...<text:line-break/>&gt; As to the name collision problem, I think this needs to be addressed <text:line-break/>&gt; more directly with a more global name resolution scope mechanism. I know <text:line-break/>&gt; this little mechanism will be bigger than a bread basket (as the saying <text:line-break/>&gt; goes) but I think this collision think is going to become more and more <text:line-break/>&gt; of a problem as time goes by. Soon, everytime we want to add new <text:line-break/>&gt; functionality we will bump into this problem. It is better to address it <text:line-break/>&gt; now rather than later.<text:line-break/>&gt;...<text:line-break/><text:line-break/>I guess this subject is like the elephant in the room that everyone<text:line-break/>knows is there but doesn't want to talk about since there have been no<text:line-break/>further posts since this one :-) So let me offer some thoughts.<text:line-break/><text:line-break/>Being on a long overdue vacation and having time to think about such<text:line-break/>things in more than just passing depth, I must strongly agree that<text:line-break/>ooRexx needs to face and solve this problem. For those who haven't<text:line-break/>really thought about it as much, let me describe a scenario that I think<text:line-break/>could easily happen to an ooRexx application developer. It will also<text:line-break/>offer a framework for describing a mechanism that might start a<text:line-break/>discussion on a potential solution.<text:line-break/><text:line-break/>The developer has written a basic - no bells or whistles - application<text:line-break/>program (in ooRexx of course) and now wants to enhance it with some<text:line-break/>database capabilities. He discovers one of his co-workers has already<text:line-break/>put together some classes and routines that meet his needs so, in the<text:line-break/>spirit of reuse, he adds the line ::REQUIRES dbstuff.frm to his<text:line-break/>application to get access to them. He then uses the classes and<text:line-break/>routines in his code, building on the infrastructure that was already<text:line-break/>developed. Perhaps at this point he finds a "collision" - he has a<text:line-break/>routine (or class) called STARTUP but so does dbstuff.frm. Now this one<text:line-break/>is (fairly) easy to solve - he rewrites his code to eliminate the name<text:line-break/>conflict and finishes this stage of the application development.<text:line-break/><text:line-break/>Now he decides to put a "real" front end on his program and, again finds<text:line-break/>a set of classes and routines that someone else had already developed<text:line-break/></text:span><text:soft-page-break/><text:span text:style-name="T1">that will give him a head start on what he needs to do. So he adds the<text:line-break/>line ::REQUIRES guistuff.frm to his program and starts to use the new<text:line-break/>classes and routines. But, once again, the collision problem raises its<text:line-break/>head. This time, however, he finds that dbstuff.frm and guistuff.frm<text:line-break/>have both created a class for ordered lists, say, called olist. The<text:line-break/>fuctionallity is different and he needs both. Now his choices are<text:line-break/>really ugly and I won't enumerate them here as I think they are obvious.<text:line-break/><text:line-break/>Now to how I think WE could address this. Lets say there is another<text:line-break/>keyword on REQUIRES called, for lack of imagination, "AS" so he could<text:line-break/>write ::REQUIRES guistuff.frm AS gui. Under the covers, this would<text:line-break/>cause all the public classes and routines to have their names<text:line-break/>"qualified" by the symbol following "AS" when they are "registered". So<text:line-break/>the olist class in guistuff would be "registered" as gui.olist. The<text:line-break/>collision would be eliminated - he would code things like myList =<text:line-break/>.gui.olist~New to use that class, the code in guistuff.frm would not be<text:line-break/>modified and the usage would be under his control, "gui" being any<text:line-break/>symbol of his choice.<text:line-break/><text:line-break/>I am sure there are many problems with this simplified approach since I<text:line-break/>haven't the knowledge of how the scope resolution works for example but<text:line-break/>maybe it is something of a start.<text:line-break/><text:line-break/>My access to the internet is, at best, once a day so please don't expect<text:line-break/>my active - i.e. immediate - participation in the discussion but I will<text:line-break/>be interested in everyone's thoughts and will post when I can.<text:line-break/><text:line-break/></text:span>-- <text:line-break/>Gil Barmwater </text:p>
      <text:p text:style-name="P7"/>
      <text:h text:style-name="P10" text:outline-level="2">Rick</text:h>
      <text:p text:style-name="Standard"><text:a xlink:type="simple" xlink:href="http://sourceforge.net/mailarchive/message.php?msg_name=33bd05330802081000j5e5d7575vcac8823129d3d7be%40mail.gmail.com"><text:span text:style-name="Internet_20_link"><text:span text:style-name="T2">Re: [Oorexx-devel] Replacing something called ".public_routines"</text:span></text:span></text:a></text:p>
      <text:p text:style-name="P3"/>
      <text:p text:style-name="Standard"><text:span text:style-name="T1">Gil,<text:line-break/><text:line-break/>I've been considering something along the same lines for some time. It<text:line-break/>would be fairly simple to add a keyword to the ::REQUIRES directive that<text:line-break/>would force a qualifier to be added to the names of all elements (i.e.<text:line-break/>public classes and routines) that are imported from a required file. Since<text:line-break/>that naming map is maintained on a "source file" basis, the naming change<text:line-break/>would only apply to code in the importing program. I think I'd prefer the<text:line-break/>package qualifier be delimited with a "." in the imported name, but the<text:line-break/>concept is the same.<text:line-break/><text:line-break/>In a sense, we've been dealing with this problem for many years with the<text:line-break/>various external function packages that end up prefixing all of the names<text:line-break/>with a common prefix ("Sys", "Rx", etc.).<text:line-break/><text:line-break/>One other thing I'm moving toward implementing once I get a few details<text:line-break/></text:span><text:soft-page-break/><text:span text:style-name="T1">worked out in my mind is something analogous to Java dynamic class loading,<text:line-break/>where you can have a pluggable object that can resolve classes/routines<text:line-break/>through dynamic pathways. Part is this would be a class that represents a<text:line-break/>particular source file that can be queried to resolve classes/routines it<text:line-break/>provides dynamically. Moritz Hoffman has been working on something like<text:line-break/>this using programs bundled into zip files (essentially Java jar file<text:line-break/>packaging). The type of infrastructure I'm trying to put in place will<text:line-break/>easily enable this sort of mechanism by providing some more reflective<text:line-break/>capabilities.<text:line-break/><text:line-break/></text:span>Rick</text:p>
      <text:p text:style-name="P7"/>
      <text:p text:style-name="P3"> </text:p>
      <text:h text:style-name="P1" text:outline-level="1">Multiple interpreter instances mix up .local &amp; .environment</text:h>
      <text:p text:style-name="Standard"><text:a xlink:type="simple" xlink:href="http://sourceforge.net/mailarchive/message.php?msg_name=33bd05330808251439u4f75430ya377af0cb63a9db4%40mail.gmail.com"><text:span text:style-name="Internet_20_link"><text:span text:style-name="T1">http://sourceforge.net/mailarchive/message.php?msg_name=33bd05330808251439u4f75430ya377af0cb63a9db4%40mail.gmail.com</text:span></text:span></text:a></text:p>
      <text:p text:style-name="P3"> </text:p>
      <text:h text:style-name="P10" text:outline-level="2">Rick</text:h>
      <text:p text:style-name="P3">This new "bug" request is probably more of an enhancement request than<text:line-break/>a bug. This was not something it was possible (ok, easy) to fix in<text:line-break/>the 3.x code base, but definitely is fixable in the 4.0 version. In<text:line-break/>fact, my initial 4.0 prototype was going to exhibit this behavior, but<text:line-break/>I backed off from doing it out of compatibility concerns. If we're<text:line-break/>going to do this, then the time to do it is now as part of the general<text:line-break/>restructuring.<text:line-break/><text:line-break/>In this new scenario, .environment remains a global entity, shared<text:line-break/>between all interpreter instances. However, each interpreter<text:line-break/>instance, defined as either a RexxStart call or a call to<text:line-break/>RexxCreateInterpreter, will get its own copy of .local. This will<text:line-break/>include private copies of the .input, .output, and .error monitors and<text:line-break/>its own .stdque object so that the different instances do not<text:line-break/>interfere with each other. I do suspect it is rare that an<text:line-break/>application would store information in ..local expecting it to be<text:line-break/>available to other RexxStart() invocations. On the other hand, it is<text:line-break/>extremely unexpected that calling Rxqueue('Set') in one RexxStart<text:line-break/>instance of a server would change the queue in use by another<text:line-break/>instance.<text:line-break/><text:line-break/>I can go either way. The "easy" approach is working as designed. I'm<text:line-break/>not sure this is the correct approach, however.<text:line-break/><text:line-break/>Rick </text:p>
      <text:h text:style-name="P10" text:outline-level="2">Mark</text:h>
      <text:p text:style-name="P4">Well a quick test shows if I start an ooRexx program in one console<text:line-break/>window and then start another ooRexx program in another window, their<text:line-break/>.local environments are separate. Would this change under your<text:line-break/>proposal?<text:line-break/><text:line-break/>&gt; In this new scenario, .environment remains a global entity, shared<text:line-break/>&gt; between all interpreter instances.<text:line-break/><text:line-break/>Does this mean all interpreter instances in the same process space, or<text:line-break/>all interpreter instances running on the same system?</text:p>
      <text:p text:style-name="P3"> </text:p>
      <text:h text:style-name="Heading_20_2" text:outline-level="2"><text:span text:style-name="T1">Rick</text:span><text:span text:style-name="T1"> </text:span></text:h>
      <text:p text:style-name="P3">The .local vs. .environment is an artifact of the original OS/2 shared<text:line-break/>memory paradigm. .environment was a single shared directory that was<text:line-break/>the same in all interpreter processes. .local was a per-process<text:line-break/>entity that was not visible cross processes. In the new world,<text:line-break/><text:soft-page-break/>there's no shared memory, so the scope of .local and .environment are<text:line-break/>essentially the same. Each new process creates a .local directory and<text:line-break/>a .environment directory that is visible to anything running in the<text:line-break/>process.</text:p>
      <text:p text:style-name="P3"> </text:p>
      <text:p text:style-name="P3">&gt;<text:line-break/>&gt; Well a quick test shows if I start an ooRexx program in one console<text:line-break/>&gt; window and then start another ooRexx program in another window, their<text:line-break/>&gt; .local environments are separate. Would this change under your<text:line-break/>&gt; proposal?<text:line-break/><text:line-break/>No, this would not change that behavior. Multiple ooRexx programs<text:line-break/>running in separate processes are completely segregated by virtue of<text:line-break/>the process model. What will change is a how a single application<text:line-break/>that invokes multiple programs via RexxStart from within a single<text:line-break/>process. Currently, these processes share a single .environment and<text:line-break/>.local directory so they can interfere with each other.<text:line-break/><text:line-break/>The 4.0 codebase introduces the concept of an interpreter instance.<text:line-break/>Each RexxStart() API call runs in its own interpreter instance, but<text:line-break/>there's not much segregation between the instances. This proposal<text:line-break/>would give each RexxStart() invocation a separate .local instance (but<text:line-break/>.environment is still shared across the process). Note also that this<text:line-break/>will have no effect on multi-threaded ooRexx programs. Each spawned<text:line-break/>thread will be added to its parent thread's interpreter instance, so<text:line-break/>their behavior will remain unchanged.</text:p>
      <text:p text:style-name="P3"> </text:p>
      <text:h text:style-name="P10" text:outline-level="2">Bill Turner</text:h>
      <text:p text:style-name="P3">As a "system designer" I would prefer having all RexxStart() invocations</text:p>
      <text:p text:style-name="P3">issued from a "parenting" process to be able to share a .environment</text:p>
      <text:p text:style-name="P3">while each started process would be given a separate .local</text:p>
      <text:p text:style-name="P3"/>
      <text:p text:style-name="P3">Separate "Parenting" processes (started from different command windows)</text:p>
      <text:p text:style-name="P3">would not "share" either.</text:p>
      <text:p text:style-name="P3"/>
      <text:p text:style-name="P3">This seems very logical to me.</text:p>
      <text:p text:style-name="P3"/>
      <text:p text:style-name="P3">/s/ Bill Turner, wb4alm</text:p>
      <text:p text:style-name="P3"/>
      <text:h text:style-name="P10" text:outline-level="2">Sahananda</text:h>
      <text:p text:style-name="P3">is the proposal that if one rexx script calls another like this:</text:p>
      <text:p text:style-name="P3">x = 'anotherRexxScript'()</text:p>
      <text:p text:style-name="P3">then they would share .local &amp; .environment</text:p>
      <text:p text:style-name="P3">but if it calls like this</text:p>
      <text:p text:style-name="P3">'rexx.exe' 'anotherRexxScript'</text:p>
      <text:p text:style-name="P3">then they would share .environment but not .local?</text:p>
      <text:p text:style-name="P3"/>
      <text:p text:style-name="P3">Or, is this something that only makes a difference using the API?</text:p>
      <text:h text:style-name="P10" text:outline-level="2"><text:soft-page-break/>Rick</text:h>
      <text:p text:style-name="P3">No, this proposal changes none of those behaviors. The only place<text:line-break/>where this will show up is if you have an application that uses the<text:line-break/>RexxStart() API to simultaneously run multiple ooRexx programs on<text:line-break/>multiple threads within the same process. Currently, .environment and<text:line-break/>.local are shared between all of the simultaneous instances. Since<text:line-break/>elements in .local are mutable constructs (.input, .output, etc.),<text:line-break/>these can mean that these running programs can interfere with each<text:line-break/>other because of the shared .local. This proposal would introduce a<text:line-break/>level of separation between interpreter instances within the same<text:line-break/>process to prevent this type of interference.<text:line-break/><text:line-break/>I have a sandbox version with this change working already in my<text:line-break/>sandbox, but you need to have a multithreaded application to<text:line-break/>demonstrate the differences.<text:line-break/><text:line-break/>Rick</text:p>
      <text:h text:style-name="P1" text:outline-level="1">Native API GetScope()</text:h>
      <text:p text:style-name="P6">The "scope" is the hierarcy level that defines a given method.  For example,</text:p>
      <text:p text:style-name="P6"> </text:p>
      <text:p text:style-name="P6">::class foobar</text:p>
      <text:p text:style-name="P6">::method foo</text:p>
      <text:p text:style-name="P6">  say "hello"</text:p>
      <text:p text:style-name="P6"> </text:p>
      <text:p text:style-name="P6">::class fubar subclass foobar</text:p>
      <text:p text:style-name="P6">::method fu</text:p>
      <text:p text:style-name="P6">  say "goodbye"</text:p>
      <text:p text:style-name="P6"> </text:p>
      <text:p text:style-name="P6"> The scope of the "foo" method is the .Foobar class.  The scope of the</text:p>
      <text:p text:style-name="P6">"fu" method is the "fu" class.  The method scope determines a lot of</text:p>
      <text:p text:style-name="P6">things, such as which variable pool gets accessed by the EXPOSE</text:p>
      <text:p text:style-name="P6">instruction and what value SUPER gets set to in that method's context.</text:p>
      <text:p text:style-name="P6"> </text:p>
      <text:p text:style-name="P6">Generally, the scope object is a class, but for methods that are added</text:p>
      <text:p text:style-name="P6">directly to object instances, the scope ends up being the object</text:p>
      <text:p text:style-name="P6">instance.</text:p>
      <text:p text:style-name="P6"> </text:p>
      <text:p text:style-name="P6">I can't really think of many good uses for this, but it seemed like it</text:p>
      <text:p text:style-name="P6">should be made available for completeness.</text:p>
      <text:p text:style-name="P6"> </text:p>
      <text:p text:style-name="P6">Rick</text:p>
      <text:p text:style-name="P6"> </text:p>
      <text:p text:style-name="P6">On Wed, Apr 1, 2009 at 10:47 AM, Mark Miesfeld &lt;miesfeld@gmail.com&gt; wrote:</text:p>
      <text:p text:style-name="P6">&gt; One of the methods in the API is GetScope(), which returns a</text:p>
      <text:p text:style-name="P6">&gt; RexxObjectPtr that is the current active method's scope.</text:p>
      <text:p text:style-name="P6">&gt; </text:p>
      <text:p text:style-name="P6">&gt; I'm having trouble figuring out exactly what the scope object is, or</text:p>
      <text:p text:style-name="P6">&gt; really more to the point, what I could do with it.</text:p>
      <text:p text:style-name="P6">&gt; </text:p>
      <text:p text:style-name="P6">&gt; --</text:p>
      <text:p text:style-name="P5">&gt; Mark Miesfeld</text:p>
      <text:p text:style-name="P3"> </text:p>
      <text:p text:style-name="P3"> </text:p>
      <text:h text:style-name="P1" text:outline-level="1">PROCEDURE doesn't protect caller's argument stem compounds</text:h>
      <text:p text:style-name="Standard"><text:a xlink:type="simple" xlink:href="http://sourceforge.net/tracker/?func=detail&amp;atid=1001880&amp;aid=2821499&amp;group_id=119701"><text:span text:style-name="Internet_20_link"><text:span text:style-name="T1">http://sourceforge.net/tracker/?func=detail&amp;atid=1001880&amp;aid=2821499&amp;group_id=119701</text:span></text:span></text:a></text:p>
      <text:p text:style-name="P3"/>
      <text:p text:style-name="P3">Details: </text:p>
      <text:p text:style-name="Normal_20__28_Web_29_"><text:span text:style-name="T1">When a stem is used as argument to a procedure, its compound variables are<text:line-break/>automatically exposed.<text:line-break/>This is not clear from the documentation.<text:line-break/>Suggestion to add a corresponding sentence to Reference chapters 2.19, 2.7<text:line-break/>and maybe 1.13.4. <text:line-break/><text:line-break/>Cheers, Uli<text:line-break/><text:line-break/>-------------------------------------------------------<text:line-break/><text:line-break/>uli@ulmo:~/Desktop&gt; rexx temp<text:line-break/><text:line-break/>stem. = 0<text:line-break/>stem.0 = 1<text:line-break/><text:line-break/>-------------------------------------------------------<text:line-break/>#! /usr/bin/rexx <text:line-break/><text:line-break/>stem. = 0 -- caller sets value for stem.<text:line-break/>call sub stem. -- calls sub with stem. as argument<text:line-break/><text:line-break/>say<text:line-break/>say 'stem. =' stem. -- the value of stem. did not change<text:line-break/>say 'stem.0 =' stem.0 -- but the value of stem.0 was set by sub<text:line-break/>say<text:line-break/><text:line-break/>return<text:line-break/><text:line-break/><text:line-break/>sub: PROCEDURE -- procedure to protect caller's variables<text:line-break/><text:line-break/>stem. = arg(1) -- stem. references to argument stem of caller,<text:line-break/>exposes stem.0 of caller<text:line-break/>stem.0 = 1 -- changes stem.0 in caller's variable pool<text:line-break/>drop stem. -- assigns stem. in sub's variable pool to empty<text:line-break/>object<text:line-break/>stem.0 = 2 -- changes stem.0 in sub's variable pool<text:line-break/><text:line-break/>return -- drops stem. and stem.0 of sub's variable pool<text:line-break/>---------------------------------<text:line-break/><text:line-break/>Reference Version 4.0.0 (beta) Edition<text:line-break/></text:span><text:soft-page-break/><text:span text:style-name="T1">Draft - SVN Rev 4912 - July 13, 2009<text:line-break/><text:line-break/>1.13.4 Stems<text:line-break/>You can use the DROP, EXPOSE, and PROCEDURE instructions to manipulate<text:line-break/>collections of variables,<text:line-break/>referred to by their stems. DROP FRED. assigns a new Stem object to the<text:line-break/>specified stem. (See DROP.)<text:line-break/>EXPOSE FRED. and PROCEDURE EXPOSE FRED. expose all possible variables with<text:line-break/>that stem (see EXPOSE<text:line-break/>and PROCEDURE).<text:line-break/><text:line-break/>2.7 EXPOSE<text:line-break/>EXPOSE causes the object variables identified in name to be exposed to a<text:line-break/>method. References to<text:line-break/>exposed variables, including assigning and dropping, access variables in<text:line-break/>the current object’s variable<text:line-break/>pool. (...) All other variables that a method uses are local to the method<text:line-break/>and are dropped on RETURN or EXIT.<text:line-break/><text:line-break/>2.19 PROCEDURE<text:line-break/>PROCEDURE, within an internal routine (subroutine or function), protects<text:line-break/>the caller’s variables by<text:line-break/>making them unknown to the instructions that follow it. After a RETURN<text:line-break/>instruction is processed, the<text:line-break/>original variable environment is restored and any variables used in the<text:line-break/>routine (that were not exposed)<text:line-break/>are dropped. <text:line-break/>[PROCEDURE EXPOSE name]<text:line-break/>Specifying a stem as name exposes this stem and all possible compound<text:line-break/>variables whose names begin<text:line-break/>with that stem. (See .)</text:span></text:p>
      <text:h text:style-name="P10" text:outline-level="2">Rick</text:h>
      <text:p text:style-name="P3">This is not something that really needs to be noted in the documentation<text:line-break/>and really has nothing to do with the fact you used stem variables. This<text:line-break/>is an inherent attribute of objects that are inmutable in nature. These<text:line-break/>include stem objects, arrays, directories, etc. The value of the stem<text:line-break/>variable is protected by the procedure instruction, but the stem OBJECT<text:line-break/>that the variable refers to has state that can change internally. The fact<text:line-break/>you used the name "stem." in both the caller and the callee is not even<text:line-break/>relevant to the example, you can use any name. </text:p>
      <text:p text:style-name="P3"/>
      <text:h text:style-name="P1" text:outline-level="1">expose ignored in dynamically created method</text:h>
      <text:p text:style-name="Standard"><text:a xlink:type="simple" xlink:href="http://sourceforge.net/tracker/?func=detail&amp;atid=684730&amp;aid=2827477&amp;group_id=119701"><text:span text:style-name="Internet_20_link"><text:span text:style-name="T1">http://sourceforge.net/tracker/?func=detail&amp;atid=684730&amp;aid=2827477&amp;group_id=119701</text:span></text:span></text:a></text:p>
      <text:p text:style-name="P3"/>
      <text:p text:style-name="P3">Here is a test case that highlights the problem by comparing a static and<text:line-break/>dynamic method:<text:line-break/><text:line-break/>/* main program */<text:line-break/>testO = .TestObject~new()<text:line-break/>exit 0<text:line-break/><text:line-break/>::class TestObject public<text:line-break/><text:line-break/>::method init<text:line-break/>expose aa<text:line-break/>self~init:super() /* call parent constructor with NO<text:line-break/>parameters */<text:line-break/>statementsArray = .array~new<text:line-break/>aa =5<text:line-break/>say "init:"aa<text:line-break/>i = 1<text:line-break/>statementsArray[i] = "expose aa" ;i=i+1<text:line-break/>statementsArray[i] = "say 'aa='aa" ;i=i+1<text:line-break/>statementsArray[i] = "return" ;i=i+1<text:line-break/>self~setMethod(dynamic, statementsArray)<text:line-break/>self~static<text:line-break/>self~dynamic<text:line-break/>return <text:line-break/><text:line-break/>::method static<text:line-break/>expose aa<text:line-break/>say 'aa='aa<text:line-break/>return</text:p>
      <text:p text:style-name="P3"/>
      <text:h text:style-name="P10" text:outline-level="2">Rick :</text:h>
      <text:p text:style-name="P9">This is working correctly. All methods get attached to objects with a<text:line-break/>scope that defines what pool of variables the object is able to access. <text:line-break/>Generally, each class in the object's hierarchy has its own scope, expose<text:line-break/>with a given name at one level of the hiearchy will access a different<text:line-break/>variable than an expose for the same name at a differentl level of<text:line-break/>hiearchy. <text:line-break/><text:line-break/>By default, setMethod sets the scope of the method to be that of the<text:line-break/>object itself, so variables accessed with expose can only be shared with<text:line-break/>other variables that have been added via setmethod. There is a third<text:line-break/>argument to setMethod() that allows you to override the default scope<text:line-break/>setting.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" svg:font-family="Courier, 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break-before="pag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Faucher</meta:initial-creator>
    <meta:creation-date>2009-06-07T20:29:00</meta:creation-date>
    <dc:creator>Jean Louis Faucher</dc:creator>
    <dc:date>2011-08-06T15:36:11.71</dc:date>
    <meta:editing-cycles>8</meta:editing-cycles>
    <meta:editing-duration>PT05H37M00S</meta:editing-duration>
    <meta:document-statistic meta:table-count="0" meta:image-count="0" meta:object-count="0" meta:page-count="19" meta:paragraph-count="232" meta:word-count="5098" meta:character-count="31588"/>
    <meta:generator>OpenOffice.org/3.2$Win32 OpenOffice.org_project/320m18$Build-9502</meta:generator>
  </office:meta>
</office:document-meta>
</file>